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4d0b" officeooo:paragraph-rsid="00064d0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391c" officeooo:paragraph-rsid="0008391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8391c" officeooo:paragraph-rsid="0008391c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08391c" officeooo:paragraph-rsid="0008391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8391c" officeooo:paragraph-rsid="000c7b0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c7b0b" officeooo:paragraph-rsid="000c7b0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4293" style:font-weight-asian="bold" style:font-weight-complex="bold"/>
    </style:style>
    <style:style style:name="T4" style:family="text">
      <style:text-properties officeooo:rsid="000c7b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tual Fund Scraper Project</text:p>
      <text:p text:style-name="P1"/>
      <text:p text:style-name="P3">It should:</text:p>
      <text:list xml:id="list6501920614352182703" text:style-name="L1">
        <text:list-item>
          <text:p text:style-name="P4">Get tickers of Mfs from M*</text:p>
        </text:list-item>
        <text:list-item>
          <text:p text:style-name="P4">Get some pricing data from YF</text:p>
        </text:list-item>
        <text:list-item>
          <text:p text:style-name="P4">Get Mstar Categories from M*</text:p>
        </text:list-item>
      </text:list>
      <text:p text:style-name="P2"/>
      <text:p text:style-name="P5"><text:span text:style-name="T4">Models:</text:span></text:p>
      <text:p text:style-name="P5"><text:span text:style-name="T4">MorningstarCategorySummary</text:span></text:p>
      <text:p text:style-name="P6">MutualFundList</text:p>
      <text:p text:style-name="P6">MutualFundDatum (YF and MSt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6:42:07.758730246</meta:creation-date>
    <dc:date>2016-05-08T19:51:35.808466139</dc:date>
    <meta:editing-duration>PT1H40M2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33" meta:character-count="200" meta:non-whitespace-character-count="179"/>
  </office:meta>
</office:document-meta>
</file>